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(n+1)/n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phi-(n+1)/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.C3]/[.C2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(SQRT(5)+1)/2-[.E3]" office:value-type="float" office:value="0.618033988749895" calcext:value-type="float">
            <text:p>0.61803398874989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.C2]+[.C3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.C4]/[.C3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(SQRT(5)+1)/2-[.E4]" office:value-type="float" office:value="-0.381966011250105" calcext:value-type="float">
            <text:p>-0.38196601125010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[.C3]+[.C4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.C5]/[.C4]" office:value-type="float" office:value="1.5" calcext:value-type="float">
            <text:p>1.5</text:p>
          </table:table-cell>
          <table:table-cell office:value-type="string" calcext:value-type="string">
            <text:p>&amp;</text:p>
          </table:table-cell>
          <table:table-cell table:formula="of:=(SQRT(5)+1)/2-[.E5]" office:value-type="float" office:value="0.118033988749895" calcext:value-type="float">
            <text:p>0.11803398874989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[.C4]+[.C5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[.C6]/[.C5]" office:value-type="float" office:value="1.66666666666667" calcext:value-type="float">
            <text:p>1.66666666666667</text:p>
          </table:table-cell>
          <table:table-cell office:value-type="string" calcext:value-type="string">
            <text:p>&amp;</text:p>
          </table:table-cell>
          <table:table-cell table:formula="of:=(SQRT(5)+1)/2-[.E6]" office:value-type="float" office:value="-0.0486326779167718" calcext:value-type="float">
            <text:p>-0.048632677916771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formula="of:=[.C5]+[.C6]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.C7]/[.C6]" office:value-type="float" office:value="1.6" calcext:value-type="float">
            <text:p>1.6</text:p>
          </table:table-cell>
          <table:table-cell office:value-type="string" calcext:value-type="string">
            <text:p>&amp;</text:p>
          </table:table-cell>
          <table:table-cell table:formula="of:=(SQRT(5)+1)/2-[.E7]" office:value-type="float" office:value="0.0180339887498948" calcext:value-type="float">
            <text:p>0.018033988749894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table:formula="of:=[.C6]+[.C7]"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table:formula="of:=[.C8]/[.C7]" office:value-type="float" office:value="1.625" calcext:value-type="float">
            <text:p>1.625</text:p>
          </table:table-cell>
          <table:table-cell office:value-type="string" calcext:value-type="string">
            <text:p>&amp;</text:p>
          </table:table-cell>
          <table:table-cell table:formula="of:=(SQRT(5)+1)/2-[.E8]" office:value-type="float" office:value="-0.0069660112501051" calcext:value-type="float">
            <text:p>-0.006966011250105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.C7]+[.C8]"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table:formula="of:=[.C9]/[.C8]" office:value-type="float" office:value="1.61538461538462" calcext:value-type="float">
            <text:p>1.61538461538462</text:p>
          </table:table-cell>
          <table:table-cell office:value-type="string" calcext:value-type="string">
            <text:p>&amp;</text:p>
          </table:table-cell>
          <table:table-cell table:formula="of:=(SQRT(5)+1)/2-[.E9]" office:value-type="float" office:value="0.00264937336527948" calcext:value-type="float">
            <text:p>0.0026493733652794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.C8]+[.C9]"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table:formula="of:=[.C10]/[.C9]" office:value-type="float" office:value="1.61904761904762" calcext:value-type="float">
            <text:p>1.61904761904762</text:p>
          </table:table-cell>
          <table:table-cell office:value-type="string" calcext:value-type="string">
            <text:p>&amp;</text:p>
          </table:table-cell>
          <table:table-cell table:formula="of:=(SQRT(5)+1)/2-[.E10]" office:value-type="float" office:value="-0.00101363029772417" calcext:value-type="float">
            <text:p>-0.0010136302977241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.C9]+[.C10]"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table:formula="of:=[.C11]/[.C10]" office:value-type="float" office:value="1.61764705882353" calcext:value-type="float">
            <text:p>1.61764705882353</text:p>
          </table:table-cell>
          <table:table-cell office:value-type="string" calcext:value-type="string">
            <text:p>&amp;</text:p>
          </table:table-cell>
          <table:table-cell table:formula="of:=(SQRT(5)+1)/2-[.E11]" office:value-type="float" office:value="0.000386929926365465" calcext:value-type="float">
            <text:p>0.00038692992636546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.C10]+[.C11]" office:value-type="float" office:value="89" calcext:value-type="float">
            <text:p>89</text:p>
          </table:table-cell>
          <table:table-cell office:value-type="string" calcext:value-type="string">
            <text:p>&amp;</text:p>
          </table:table-cell>
          <table:table-cell table:formula="of:=[.C12]/[.C11]" office:value-type="float" office:value="1.61818181818182" calcext:value-type="float">
            <text:p>1.61818181818182</text:p>
          </table:table-cell>
          <table:table-cell office:value-type="string" calcext:value-type="string">
            <text:p>&amp;</text:p>
          </table:table-cell>
          <table:table-cell table:formula="of:=(SQRT(5)+1)/2-[.E12]" office:value-type="float" office:value="-0.000147829431923263" calcext:value-type="float">
            <text:p>-0.00014782943192326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[.C11]+[.C12]" office:value-type="float" office:value="144" calcext:value-type="float">
            <text:p>144</text:p>
          </table:table-cell>
          <table:table-cell office:value-type="string" calcext:value-type="string">
            <text:p>&amp;</text:p>
          </table:table-cell>
          <table:table-cell table:formula="of:=[.C13]/[.C12]" office:value-type="float" office:value="1.61797752808989" calcext:value-type="float">
            <text:p>1.61797752808989</text:p>
          </table:table-cell>
          <table:table-cell office:value-type="string" calcext:value-type="string">
            <text:p>&amp;</text:p>
          </table:table-cell>
          <table:table-cell table:formula="of:=(SQRT(5)+1)/2-[.E13]" office:value-type="float" office:value="0.000056460660007307" calcext:value-type="float">
            <text:p>5.6460660007307E-0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table:formula="of:=[.C12]+[.C13]" office:value-type="float" office:value="233" calcext:value-type="float">
            <text:p>233</text:p>
          </table:table-cell>
          <table:table-cell office:value-type="string" calcext:value-type="string">
            <text:p>&amp;</text:p>
          </table:table-cell>
          <table:table-cell table:formula="of:=[.C14]/[.C13]" office:value-type="float" office:value="1.61805555555556" calcext:value-type="float">
            <text:p>1.61805555555556</text:p>
          </table:table-cell>
          <table:table-cell office:value-type="string" calcext:value-type="string">
            <text:p>&amp;</text:p>
          </table:table-cell>
          <table:table-cell table:formula="of:=(SQRT(5)+1)/2-[.E14]" office:value-type="float" office:value="-0.0000215668056606777" calcext:value-type="float">
            <text:p>-2.15668056606777E-0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table:formula="of:=[.C13]+[.C14]" office:value-type="float" office:value="377" calcext:value-type="float">
            <text:p>377</text:p>
          </table:table-cell>
          <table:table-cell office:value-type="string" calcext:value-type="string">
            <text:p>&amp;</text:p>
          </table:table-cell>
          <table:table-cell table:formula="of:=[.C15]/[.C14]" office:value-type="float" office:value="1.61802575107296" calcext:value-type="float">
            <text:p>1.61802575107296</text:p>
          </table:table-cell>
          <table:table-cell office:value-type="string" calcext:value-type="string">
            <text:p>&amp;</text:p>
          </table:table-cell>
          <table:table-cell table:formula="of:=(SQRT(5)+1)/2-[.E15]" office:value-type="float" office:value="0.00000823767693347577" calcext:value-type="float">
            <text:p>8.23767693347577E-0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.C14]+[.C15]" office:value-type="float" office:value="610" calcext:value-type="float">
            <text:p>610</text:p>
          </table:table-cell>
          <table:table-cell office:value-type="string" calcext:value-type="string">
            <text:p>&amp;</text:p>
          </table:table-cell>
          <table:table-cell table:formula="of:=[.C16]/[.C15]" office:value-type="float" office:value="1.61803713527851" calcext:value-type="float">
            <text:p>1.61803713527851</text:p>
          </table:table-cell>
          <table:table-cell office:value-type="string" calcext:value-type="string">
            <text:p>&amp;</text:p>
          </table:table-cell>
          <table:table-cell table:formula="of:=(SQRT(5)+1)/2-[.E16]" office:value-type="float" office:value="-0.00000314652861965747" calcext:value-type="float">
            <text:p>-3.14652861965747E-0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[.C15]+[.C16]" office:value-type="float" office:value="987" calcext:value-type="float">
            <text:p>987</text:p>
          </table:table-cell>
          <table:table-cell office:value-type="string" calcext:value-type="string">
            <text:p>&amp;</text:p>
          </table:table-cell>
          <table:table-cell table:formula="of:=[.C17]/[.C16]" office:value-type="float" office:value="1.61803278688525" calcext:value-type="float">
            <text:p>1.61803278688525</text:p>
          </table:table-cell>
          <table:table-cell office:value-type="string" calcext:value-type="string">
            <text:p>&amp;</text:p>
          </table:table-cell>
          <table:table-cell table:formula="of:=(SQRT(5)+1)/2-[.E17]" office:value-type="float" office:value="0.00000120186464891425" calcext:value-type="float">
            <text:p>1.20186464891425E-0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table:formula="of:=[.C16]+[.C17]" office:value-type="float" office:value="1597" calcext:value-type="float">
            <text:p>1597</text:p>
          </table:table-cell>
          <table:table-cell office:value-type="string" calcext:value-type="string">
            <text:p>&amp;</text:p>
          </table:table-cell>
          <table:table-cell table:formula="of:=[.C18]/[.C17]" office:value-type="float" office:value="1.61803444782168" calcext:value-type="float">
            <text:p>1.61803444782168</text:p>
          </table:table-cell>
          <table:table-cell office:value-type="string" calcext:value-type="string">
            <text:p>&amp;</text:p>
          </table:table-cell>
          <table:table-cell table:formula="of:=(SQRT(5)+1)/2-[.E18]" office:value-type="float" office:value="-0.00000045907178702898" calcext:value-type="float">
            <text:p>-4.59071787028975E-0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table:formula="of:=[.C17]+[.C18]" office:value-type="float" office:value="2584" calcext:value-type="float">
            <text:p>2584</text:p>
          </table:table-cell>
          <table:table-cell office:value-type="string" calcext:value-type="string">
            <text:p>&amp;</text:p>
          </table:table-cell>
          <table:table-cell table:formula="of:=[.C19]/[.C18]" office:value-type="float" office:value="1.61803381340013" calcext:value-type="float">
            <text:p>1.61803381340013</text:p>
          </table:table-cell>
          <table:table-cell office:value-type="string" calcext:value-type="string">
            <text:p>&amp;</text:p>
          </table:table-cell>
          <table:table-cell table:formula="of:=(SQRT(5)+1)/2-[.E19]" office:value-type="float" office:value="0.00000017534976959333" calcext:value-type="float">
            <text:p>1.75349769593325E-0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table:formula="of:=[.C18]+[.C19]" office:value-type="float" office:value="4181" calcext:value-type="float">
            <text:p>4181</text:p>
          </table:table-cell>
          <table:table-cell office:value-type="string" calcext:value-type="string">
            <text:p>&amp;</text:p>
          </table:table-cell>
          <table:table-cell table:formula="of:=[.C20]/[.C19]" office:value-type="float" office:value="1.61803405572755" calcext:value-type="float">
            <text:p>1.61803405572755</text:p>
          </table:table-cell>
          <table:table-cell office:value-type="string" calcext:value-type="string">
            <text:p>&amp;</text:p>
          </table:table-cell>
          <table:table-cell table:formula="of:=(SQRT(5)+1)/2-[.E20]" office:value-type="float" office:value="-0.00000006697765919661" calcext:value-type="float">
            <text:p>-6.69776591966098E-0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table:formula="of:=[.C19]+[.C20]" office:value-type="float" office:value="6765" calcext:value-type="float">
            <text:p>6765</text:p>
          </table:table-cell>
          <table:table-cell office:value-type="string" calcext:value-type="string">
            <text:p>&amp;</text:p>
          </table:table-cell>
          <table:table-cell table:formula="of:=[.C21]/[.C20]" office:value-type="float" office:value="1.61803396316671" calcext:value-type="float">
            <text:p>1.61803396316671</text:p>
          </table:table-cell>
          <table:table-cell office:value-type="string" calcext:value-type="string">
            <text:p>&amp;</text:p>
          </table:table-cell>
          <table:table-cell table:formula="of:=(SQRT(5)+1)/2-[.E21]" office:value-type="float" office:value="0.00000002558318845658" calcext:value-type="float">
            <text:p>2.55831884565794E-0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table:formula="of:=[.C20]+[.C21]" office:value-type="float" office:value="10946" calcext:value-type="float">
            <text:p>10946</text:p>
          </table:table-cell>
          <table:table-cell office:value-type="string" calcext:value-type="string">
            <text:p>&amp;</text:p>
          </table:table-cell>
          <table:table-cell table:formula="of:=[.C22]/[.C21]" office:value-type="float" office:value="1.6180339985218" calcext:value-type="float">
            <text:p>1.6180339985218</text:p>
          </table:table-cell>
          <table:table-cell office:value-type="string" calcext:value-type="string">
            <text:p>&amp;</text:p>
          </table:table-cell>
          <table:table-cell table:formula="of:=(SQRT(5)+1)/2-[.E22]" office:value-type="float" office:value="-0.00000000977190839357" calcext:value-type="float">
            <text:p>-9.77190839357434E-0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table:formula="of:=[.C21]+[.C22]" office:value-type="float" office:value="17711" calcext:value-type="float">
            <text:p>17711</text:p>
          </table:table-cell>
          <table:table-cell office:value-type="string" calcext:value-type="string">
            <text:p>&amp;</text:p>
          </table:table-cell>
          <table:table-cell table:formula="of:=[.C23]/[.C22]" office:value-type="float" office:value="1.61803398501736" calcext:value-type="float">
            <text:p>1.61803398501736</text:p>
          </table:table-cell>
          <table:table-cell office:value-type="string" calcext:value-type="string">
            <text:p>&amp;</text:p>
          </table:table-cell>
          <table:table-cell table:formula="of:=(SQRT(5)+1)/2-[.E23]" office:value-type="float" office:value="0.00000000373253694619" calcext:value-type="float">
            <text:p>3.73253694618825E-0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table:formula="of:=[.C22]+[.C23]" office:value-type="float" office:value="28657" calcext:value-type="float">
            <text:p>28657</text:p>
          </table:table-cell>
          <table:table-cell office:value-type="string" calcext:value-type="string">
            <text:p>&amp;</text:p>
          </table:table-cell>
          <table:table-cell table:formula="of:=[.C24]/[.C23]" office:value-type="float" office:value="1.6180339901756" calcext:value-type="float">
            <text:p>1.6180339901756</text:p>
          </table:table-cell>
          <table:table-cell office:value-type="string" calcext:value-type="string">
            <text:p>&amp;</text:p>
          </table:table-cell>
          <table:table-cell table:formula="of:=(SQRT(5)+1)/2-[.E24]" office:value-type="float" office:value="-0.00000000142570222295" calcext:value-type="float">
            <text:p>-1.4257022229458E-0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table:formula="of:=[.C23]+[.C24]" office:value-type="float" office:value="46368" calcext:value-type="float">
            <text:p>46368</text:p>
          </table:table-cell>
          <table:table-cell office:value-type="string" calcext:value-type="string">
            <text:p>&amp;</text:p>
          </table:table-cell>
          <table:table-cell table:formula="of:=[.C25]/[.C24]" office:value-type="float" office:value="1.61803398820533" calcext:value-type="float">
            <text:p>1.61803398820533</text:p>
          </table:table-cell>
          <table:table-cell office:value-type="string" calcext:value-type="string">
            <text:p>&amp;</text:p>
          </table:table-cell>
          <table:table-cell table:formula="of:=(SQRT(5)+1)/2-[.E25]" office:value-type="float" office:value="0.00000000054456994469" calcext:value-type="float">
            <text:p>5.44569944693762E-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table:formula="of:=[.C24]+[.C25]" office:value-type="float" office:value="75025" calcext:value-type="float">
            <text:p>75025</text:p>
          </table:table-cell>
          <table:table-cell office:value-type="string" calcext:value-type="string">
            <text:p>&amp;</text:p>
          </table:table-cell>
          <table:table-cell table:formula="of:=[.C26]/[.C25]" office:value-type="float" office:value="1.6180339889579" calcext:value-type="float">
            <text:p>1.6180339889579</text:p>
          </table:table-cell>
          <table:table-cell office:value-type="string" calcext:value-type="string">
            <text:p>&amp;</text:p>
          </table:table-cell>
          <table:table-cell table:formula="of:=(SQRT(5)+1)/2-[.E26]" office:value-type="float" office:value="-0.00000000020800716705" calcext:value-type="float">
            <text:p>-2.08007167046276E-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table:formula="of:=[.C25]+[.C26]" office:value-type="float" office:value="121393" calcext:value-type="float">
            <text:p>121393</text:p>
          </table:table-cell>
          <table:table-cell office:value-type="string" calcext:value-type="string">
            <text:p>&amp;</text:p>
          </table:table-cell>
          <table:table-cell table:formula="of:=[.C27]/[.C26]" office:value-type="float" office:value="1.61803398867044" calcext:value-type="float">
            <text:p>1.61803398867044</text:p>
          </table:table-cell>
          <table:table-cell office:value-type="string" calcext:value-type="string">
            <text:p>&amp;</text:p>
          </table:table-cell>
          <table:table-cell table:formula="of:=(SQRT(5)+1)/2-[.E27]" office:value-type="float" office:value="0.00000000007945177849" calcext:value-type="float">
            <text:p>7.94517784896698E-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table:formula="of:=[.C26]+[.C27]" office:value-type="float" office:value="196418" calcext:value-type="float">
            <text:p>196418</text:p>
          </table:table-cell>
          <table:table-cell office:value-type="string" calcext:value-type="string">
            <text:p>&amp;</text:p>
          </table:table-cell>
          <table:table-cell table:formula="of:=[.C28]/[.C27]" office:value-type="float" office:value="1.61803398878024" calcext:value-type="float">
            <text:p>1.61803398878024</text:p>
          </table:table-cell>
          <table:table-cell office:value-type="string" calcext:value-type="string">
            <text:p>&amp;</text:p>
          </table:table-cell>
          <table:table-cell table:formula="of:=(SQRT(5)+1)/2-[.E28]" office:value-type="float" office:value="-0.00000000003034772433" calcext:value-type="float">
            <text:p>-3.03477243335237E-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table:formula="of:=[.C27]+[.C28]" office:value-type="float" office:value="317811" calcext:value-type="float">
            <text:p>317811</text:p>
          </table:table-cell>
          <table:table-cell office:value-type="string" calcext:value-type="string">
            <text:p>&amp;</text:p>
          </table:table-cell>
          <table:table-cell table:formula="of:=[.C29]/[.C28]" office:value-type="float" office:value="1.6180339887383" calcext:value-type="float">
            <text:p>1.6180339887383</text:p>
          </table:table-cell>
          <table:table-cell office:value-type="string" calcext:value-type="string">
            <text:p>&amp;</text:p>
          </table:table-cell>
          <table:table-cell table:formula="of:=(SQRT(5)+1)/2-[.E29]" office:value-type="float" office:value="0.0000000000115918386" calcext:value-type="float">
            <text:p>1.15918386001113E-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table:formula="of:=[.C28]+[.C29]" office:value-type="float" office:value="514229" calcext:value-type="float">
            <text:p>514229</text:p>
          </table:table-cell>
          <table:table-cell office:value-type="string" calcext:value-type="string">
            <text:p>&amp;</text:p>
          </table:table-cell>
          <table:table-cell table:formula="of:=[.C30]/[.C29]" office:value-type="float" office:value="1.61803398875432" calcext:value-type="float">
            <text:p>1.61803398875432</text:p>
          </table:table-cell>
          <table:table-cell office:value-type="string" calcext:value-type="string">
            <text:p>&amp;</text:p>
          </table:table-cell>
          <table:table-cell table:formula="of:=(SQRT(5)+1)/2-[.E30]" office:value-type="float" office:value="-0.00000000000442756942" calcext:value-type="float">
            <text:p>-4.42756942220512E-1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table:formula="of:=[.C29]+[.C30]" office:value-type="float" office:value="832040" calcext:value-type="float">
            <text:p>832040</text:p>
          </table:table-cell>
          <table:table-cell office:value-type="string" calcext:value-type="string">
            <text:p>&amp;</text:p>
          </table:table-cell>
          <table:table-cell table:formula="of:=[.C31]/[.C30]" office:value-type="float" office:value="1.6180339887482" calcext:value-type="float">
            <text:p>1.6180339887482</text:p>
          </table:table-cell>
          <table:table-cell office:value-type="string" calcext:value-type="string">
            <text:p>&amp;</text:p>
          </table:table-cell>
          <table:table-cell table:formula="of:=(SQRT(5)+1)/2-[.E31]" office:value-type="float" office:value="0.00000000000169131376" calcext:value-type="float">
            <text:p>1.69131375571396E-1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table:formula="of:=[.C30]+[.C31]" office:value-type="float" office:value="1346269" calcext:value-type="float">
            <text:p>1346269</text:p>
          </table:table-cell>
          <table:table-cell office:value-type="string" calcext:value-type="string">
            <text:p>&amp;</text:p>
          </table:table-cell>
          <table:table-cell table:formula="of:=[.C32]/[.C31]" office:value-type="float" office:value="1.61803398875054" calcext:value-type="float">
            <text:p>1.61803398875054</text:p>
          </table:table-cell>
          <table:table-cell office:value-type="string" calcext:value-type="string">
            <text:p>&amp;</text:p>
          </table:table-cell>
          <table:table-cell table:formula="of:=(SQRT(5)+1)/2-[.E32]" office:value-type="float" office:value="-0.00000000000064592776" calcext:value-type="float">
            <text:p>-6.45927755726916E-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[.C31]+[.C32]" office:value-type="float" office:value="2178309" calcext:value-type="float">
            <text:p>2178309</text:p>
          </table:table-cell>
          <table:table-cell office:value-type="string" calcext:value-type="string">
            <text:p>&amp;</text:p>
          </table:table-cell>
          <table:table-cell table:formula="of:=[.C33]/[.C32]" office:value-type="float" office:value="1.61803398874965" calcext:value-type="float">
            <text:p>1.61803398874965</text:p>
          </table:table-cell>
          <table:table-cell office:value-type="string" calcext:value-type="string">
            <text:p>&amp;</text:p>
          </table:table-cell>
          <table:table-cell table:formula="of:=(SQRT(5)+1)/2-[.E33]" office:value-type="float" office:value="0.00000000000024669156" calcext:value-type="float">
            <text:p>2.4669155607171E-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table:formula="of:=[.C32]+[.C33]" office:value-type="float" office:value="3524578" calcext:value-type="float">
            <text:p>3524578</text:p>
          </table:table-cell>
          <table:table-cell office:value-type="string" calcext:value-type="string">
            <text:p>&amp;</text:p>
          </table:table-cell>
          <table:table-cell table:formula="of:=[.C34]/[.C33]" office:value-type="float" office:value="1.61803398874999" calcext:value-type="float">
            <text:p>1.61803398874999</text:p>
          </table:table-cell>
          <table:table-cell office:value-type="string" calcext:value-type="string">
            <text:p>&amp;</text:p>
          </table:table-cell>
          <table:table-cell table:formula="of:=(SQRT(5)+1)/2-[.E34]" office:value-type="float" office:value="-0.00000000000009414691" calcext:value-type="float">
            <text:p>-9.41469124882133E-1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table:formula="of:=[.C33]+[.C34]" office:value-type="float" office:value="5702887" calcext:value-type="float">
            <text:p>5702887</text:p>
          </table:table-cell>
          <table:table-cell office:value-type="string" calcext:value-type="string">
            <text:p>&amp;</text:p>
          </table:table-cell>
          <table:table-cell table:formula="of:=[.C35]/[.C34]" office:value-type="float" office:value="1.61803398874986" calcext:value-type="float">
            <text:p>1.61803398874986</text:p>
          </table:table-cell>
          <table:table-cell office:value-type="string" calcext:value-type="string">
            <text:p>&amp;</text:p>
          </table:table-cell>
          <table:table-cell table:formula="of:=(SQRT(5)+1)/2-[.E35]" office:value-type="float" office:value="0.00000000000003597123" calcext:value-type="float">
            <text:p>3.59712259978551E-1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.C34]+[.C35]" office:value-type="float" office:value="9227465" calcext:value-type="float">
            <text:p>9227465</text:p>
          </table:table-cell>
          <table:table-cell office:value-type="string" calcext:value-type="string">
            <text:p>&amp;</text:p>
          </table:table-cell>
          <table:table-cell table:formula="of:=[.C36]/[.C35]" office:value-type="float" office:value="1.61803398874991" calcext:value-type="float">
            <text:p>1.61803398874991</text:p>
          </table:table-cell>
          <table:table-cell office:value-type="string" calcext:value-type="string">
            <text:p>&amp;</text:p>
          </table:table-cell>
          <table:table-cell table:formula="of:=(SQRT(5)+1)/2-[.E36]" office:value-type="float" office:value="-0.00000000000001376677" calcext:value-type="float">
            <text:p>-1.37667655053519E-1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table:formula="of:=[.C35]+[.C36]" office:value-type="float" office:value="14930352" calcext:value-type="float">
            <text:p>14930352</text:p>
          </table:table-cell>
          <table:table-cell office:value-type="string" calcext:value-type="string">
            <text:p>&amp;</text:p>
          </table:table-cell>
          <table:table-cell table:formula="of:=[.C37]/[.C36]" office:value-type="float" office:value="1.61803398874989" calcext:value-type="float">
            <text:p>1.61803398874989</text:p>
          </table:table-cell>
          <table:table-cell office:value-type="string" calcext:value-type="string">
            <text:p>&amp;</text:p>
          </table:table-cell>
          <table:table-cell table:formula="of:=(SQRT(5)+1)/2-[.E37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table:formula="of:=[.C36]+[.C37]" office:value-type="float" office:value="24157817" calcext:value-type="float">
            <text:p>24157817</text:p>
          </table:table-cell>
          <table:table-cell office:value-type="string" calcext:value-type="string">
            <text:p>&amp;</text:p>
          </table:table-cell>
          <table:table-cell table:formula="of:=[.C38]/[.C37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38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table:formula="of:=[.C37]+[.C38]" office:value-type="float" office:value="39088169" calcext:value-type="float">
            <text:p>39088169</text:p>
          </table:table-cell>
          <table:table-cell office:value-type="string" calcext:value-type="string">
            <text:p>&amp;</text:p>
          </table:table-cell>
          <table:table-cell table:formula="of:=[.C39]/[.C38]" office:value-type="float" office:value="1.61803398874989" calcext:value-type="float">
            <text:p>1.61803398874989</text:p>
          </table:table-cell>
          <table:table-cell office:value-type="string" calcext:value-type="string">
            <text:p>&amp;</text:p>
          </table:table-cell>
          <table:table-cell table:formula="of:=(SQRT(5)+1)/2-[.E39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table:formula="of:=[.C38]+[.C39]" office:value-type="float" office:value="63245986" calcext:value-type="float">
            <text:p>63245986</text:p>
          </table:table-cell>
          <table:table-cell office:value-type="string" calcext:value-type="string">
            <text:p>&amp;</text:p>
          </table:table-cell>
          <table:table-cell table:formula="of:=[.C40]/[.C39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40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table:formula="of:=[.C39]+[.C40]" office:value-type="float" office:value="102334155" calcext:value-type="float">
            <text:p>102334155</text:p>
          </table:table-cell>
          <table:table-cell office:value-type="string" calcext:value-type="string">
            <text:p>&amp;</text:p>
          </table:table-cell>
          <table:table-cell table:formula="of:=[.C41]/[.C40]" office:value-type="float" office:value="1.61803398874989" calcext:value-type="float">
            <text:p>1.61803398874989</text:p>
          </table:table-cell>
          <table:table-cell office:value-type="string" calcext:value-type="string">
            <text:p>&amp;</text:p>
          </table:table-cell>
          <table:table-cell table:formula="of:=(SQRT(5)+1)/2-[.E41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table:formula="of:=[.C40]+[.C41]" office:value-type="float" office:value="165580141" calcext:value-type="float">
            <text:p>165580141</text:p>
          </table:table-cell>
          <table:table-cell office:value-type="string" calcext:value-type="string">
            <text:p>&amp;</text:p>
          </table:table-cell>
          <table:table-cell table:formula="of:=[.C42]/[.C41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42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table:formula="of:=[.C41]+[.C42]" office:value-type="float" office:value="267914296" calcext:value-type="float">
            <text:p>267914296</text:p>
          </table:table-cell>
          <table:table-cell office:value-type="string" calcext:value-type="string">
            <text:p>&amp;</text:p>
          </table:table-cell>
          <table:table-cell table:formula="of:=[.C43]/[.C42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43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table:formula="of:=[.C42]+[.C43]" office:value-type="float" office:value="433494437" calcext:value-type="float">
            <text:p>433494437</text:p>
          </table:table-cell>
          <table:table-cell office:value-type="string" calcext:value-type="string">
            <text:p>&amp;</text:p>
          </table:table-cell>
          <table:table-cell table:formula="of:=[.C44]/[.C43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44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table:formula="of:=[.C43]+[.C44]" office:value-type="float" office:value="701408733" calcext:value-type="float">
            <text:p>701408733</text:p>
          </table:table-cell>
          <table:table-cell office:value-type="string" calcext:value-type="string">
            <text:p>&amp;</text:p>
          </table:table-cell>
          <table:table-cell table:formula="of:=[.C45]/[.C44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45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table:formula="of:=[.C44]+[.C45]" office:value-type="float" office:value="1134903170" calcext:value-type="float">
            <text:p>1134903170</text:p>
          </table:table-cell>
          <table:table-cell office:value-type="string" calcext:value-type="string">
            <text:p>&amp;</text:p>
          </table:table-cell>
          <table:table-cell table:formula="of:=[.C46]/[.C45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46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table:formula="of:=[.C45]+[.C46]" office:value-type="float" office:value="1836311903" calcext:value-type="float">
            <text:p>1836311903</text:p>
          </table:table-cell>
          <table:table-cell office:value-type="string" calcext:value-type="string">
            <text:p>&amp;</text:p>
          </table:table-cell>
          <table:table-cell table:formula="of:=[.C47]/[.C46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47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table:formula="of:=[.C46]+[.C47]" office:value-type="float" office:value="2971215073" calcext:value-type="float">
            <text:p>2971215073</text:p>
          </table:table-cell>
          <table:table-cell office:value-type="string" calcext:value-type="string">
            <text:p>&amp;</text:p>
          </table:table-cell>
          <table:table-cell table:formula="of:=[.C48]/[.C47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48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table:formula="of:=[.C47]+[.C48]" office:value-type="float" office:value="4807526976" calcext:value-type="float">
            <text:p>4807526976</text:p>
          </table:table-cell>
          <table:table-cell office:value-type="string" calcext:value-type="string">
            <text:p>&amp;</text:p>
          </table:table-cell>
          <table:table-cell table:formula="of:=[.C49]/[.C48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49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table:formula="of:=[.C48]+[.C49]" office:value-type="float" office:value="7778742049" calcext:value-type="float">
            <text:p>7778742049</text:p>
          </table:table-cell>
          <table:table-cell office:value-type="string" calcext:value-type="string">
            <text:p>&amp;</text:p>
          </table:table-cell>
          <table:table-cell table:formula="of:=[.C50]/[.C49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50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table:formula="of:=[.C49]+[.C50]" office:value-type="float" office:value="12586269025" calcext:value-type="float">
            <text:p>12586269025</text:p>
          </table:table-cell>
          <table:table-cell office:value-type="string" calcext:value-type="string">
            <text:p>&amp;</text:p>
          </table:table-cell>
          <table:table-cell table:formula="of:=[.C51]/[.C50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51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table:formula="of:=[.C50]+[.C51]" office:value-type="float" office:value="20365011074" calcext:value-type="float">
            <text:p>20365011074</text:p>
          </table:table-cell>
          <table:table-cell office:value-type="string" calcext:value-type="string">
            <text:p>&amp;</text:p>
          </table:table-cell>
          <table:table-cell table:formula="of:=[.C52]/[.C51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52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&amp;</text:p>
          </table:table-cell>
          <table:table-cell table:formula="of:=[.C51]+[.C52]" office:value-type="float" office:value="32951280099" calcext:value-type="float">
            <text:p>32951280099</text:p>
          </table:table-cell>
          <table:table-cell office:value-type="string" calcext:value-type="string">
            <text:p>&amp;</text:p>
          </table:table-cell>
          <table:table-cell table:formula="of:=[.C53]/[.C52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53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table:formula="of:=[.C52]+[.C53]" office:value-type="float" office:value="53316291173" calcext:value-type="float">
            <text:p>53316291173</text:p>
          </table:table-cell>
          <table:table-cell office:value-type="string" calcext:value-type="string">
            <text:p>&amp;</text:p>
          </table:table-cell>
          <table:table-cell table:formula="of:=[.C54]/[.C53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54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table:formula="of:=[.C53]+[.C54]" office:value-type="float" office:value="86267571272" calcext:value-type="float">
            <text:p>86267571272</text:p>
          </table:table-cell>
          <table:table-cell office:value-type="string" calcext:value-type="string">
            <text:p>&amp;</text:p>
          </table:table-cell>
          <table:table-cell table:formula="of:=[.C55]/[.C54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55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table:formula="of:=[.C54]+[.C55]" office:value-type="float" office:value="139583862445" calcext:value-type="float">
            <text:p>139583862445</text:p>
          </table:table-cell>
          <table:table-cell office:value-type="string" calcext:value-type="string">
            <text:p>&amp;</text:p>
          </table:table-cell>
          <table:table-cell table:formula="of:=[.C56]/[.C55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56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table:formula="of:=[.C55]+[.C56]" office:value-type="float" office:value="225851433717" calcext:value-type="float">
            <text:p>225851433717</text:p>
          </table:table-cell>
          <table:table-cell office:value-type="string" calcext:value-type="string">
            <text:p>&amp;</text:p>
          </table:table-cell>
          <table:table-cell table:formula="of:=[.C57]/[.C56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57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table:formula="of:=[.C56]+[.C57]" office:value-type="float" office:value="365435296162" calcext:value-type="float">
            <text:p>365435296162</text:p>
          </table:table-cell>
          <table:table-cell office:value-type="string" calcext:value-type="string">
            <text:p>&amp;</text:p>
          </table:table-cell>
          <table:table-cell table:formula="of:=[.C58]/[.C57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58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&amp;</text:p>
          </table:table-cell>
          <table:table-cell table:formula="of:=[.C57]+[.C58]" office:value-type="float" office:value="591286729879" calcext:value-type="float">
            <text:p>591286729879</text:p>
          </table:table-cell>
          <table:table-cell office:value-type="string" calcext:value-type="string">
            <text:p>&amp;</text:p>
          </table:table-cell>
          <table:table-cell table:formula="of:=[.C59]/[.C58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59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table:formula="of:=[.C58]+[.C59]" office:value-type="float" office:value="956722026041" calcext:value-type="float">
            <text:p>956722026041</text:p>
          </table:table-cell>
          <table:table-cell office:value-type="string" calcext:value-type="string">
            <text:p>&amp;</text:p>
          </table:table-cell>
          <table:table-cell table:formula="of:=[.C60]/[.C59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60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table:formula="of:=[.C59]+[.C60]" office:value-type="float" office:value="1548008755920" calcext:value-type="float">
            <text:p>1548008755920</text:p>
          </table:table-cell>
          <table:table-cell office:value-type="string" calcext:value-type="string">
            <text:p>&amp;</text:p>
          </table:table-cell>
          <table:table-cell table:formula="of:=[.C61]/[.C60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61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table:formula="of:=[.C60]+[.C61]" office:value-type="float" office:value="2504730781961" calcext:value-type="float">
            <text:p>2504730781961</text:p>
          </table:table-cell>
          <table:table-cell office:value-type="string" calcext:value-type="string">
            <text:p>&amp;</text:p>
          </table:table-cell>
          <table:table-cell table:formula="of:=[.C62]/[.C61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62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table:formula="of:=[.C61]+[.C62]" office:value-type="float" office:value="4052739537881" calcext:value-type="float">
            <text:p>4052739537881</text:p>
          </table:table-cell>
          <table:table-cell office:value-type="string" calcext:value-type="string">
            <text:p>&amp;</text:p>
          </table:table-cell>
          <table:table-cell table:formula="of:=[.C63]/[.C62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63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table:formula="of:=[.C62]+[.C63]" office:value-type="float" office:value="6557470319842" calcext:value-type="float">
            <text:p>6557470319842</text:p>
          </table:table-cell>
          <table:table-cell office:value-type="string" calcext:value-type="string">
            <text:p>&amp;</text:p>
          </table:table-cell>
          <table:table-cell table:formula="of:=[.C64]/[.C63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64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&amp;</text:p>
          </table:table-cell>
          <table:table-cell table:formula="of:=[.C63]+[.C64]" office:value-type="float" office:value="10610209857723" calcext:value-type="float">
            <text:p>10610209857723</text:p>
          </table:table-cell>
          <table:table-cell office:value-type="string" calcext:value-type="string">
            <text:p>&amp;</text:p>
          </table:table-cell>
          <table:table-cell table:formula="of:=[.C65]/[.C64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65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table:formula="of:=[.C64]+[.C65]" office:value-type="float" office:value="17167680177565" calcext:value-type="float">
            <text:p>17167680177565</text:p>
          </table:table-cell>
          <table:table-cell office:value-type="string" calcext:value-type="string">
            <text:p>&amp;</text:p>
          </table:table-cell>
          <table:table-cell table:formula="of:=[.C66]/[.C65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66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&amp;</text:p>
          </table:table-cell>
          <table:table-cell table:formula="of:=[.C65]+[.C66]" office:value-type="float" office:value="27777890035288" calcext:value-type="float">
            <text:p>27777890035288</text:p>
          </table:table-cell>
          <table:table-cell office:value-type="string" calcext:value-type="string">
            <text:p>&amp;</text:p>
          </table:table-cell>
          <table:table-cell table:formula="of:=[.C67]/[.C66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67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table:formula="of:=[.C66]+[.C67]" office:value-type="float" office:value="44945570212853" calcext:value-type="float">
            <text:p>44945570212853</text:p>
          </table:table-cell>
          <table:table-cell office:value-type="string" calcext:value-type="string">
            <text:p>&amp;</text:p>
          </table:table-cell>
          <table:table-cell table:formula="of:=[.C68]/[.C67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68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table:formula="of:=[.C67]+[.C68]" office:value-type="float" office:value="72723460248141" calcext:value-type="float">
            <text:p>72723460248141</text:p>
          </table:table-cell>
          <table:table-cell office:value-type="string" calcext:value-type="string">
            <text:p>&amp;</text:p>
          </table:table-cell>
          <table:table-cell table:formula="of:=[.C69]/[.C68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69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table:formula="of:=[.C68]+[.C69]" office:value-type="float" office:value="117669030460994" calcext:value-type="float">
            <text:p>117669030460994</text:p>
          </table:table-cell>
          <table:table-cell office:value-type="string" calcext:value-type="string">
            <text:p>&amp;</text:p>
          </table:table-cell>
          <table:table-cell table:formula="of:=[.C70]/[.C69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70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table:formula="of:=[.C69]+[.C70]" office:value-type="float" office:value="190392490709135" calcext:value-type="float">
            <text:p>190392490709135</text:p>
          </table:table-cell>
          <table:table-cell office:value-type="string" calcext:value-type="string">
            <text:p>&amp;</text:p>
          </table:table-cell>
          <table:table-cell table:formula="of:=[.C71]/[.C70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71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&amp;</text:p>
          </table:table-cell>
          <table:table-cell table:formula="of:=[.C70]+[.C71]" office:value-type="float" office:value="308061521170129" calcext:value-type="float">
            <text:p>308061521170129</text:p>
          </table:table-cell>
          <table:table-cell office:value-type="string" calcext:value-type="string">
            <text:p>&amp;</text:p>
          </table:table-cell>
          <table:table-cell table:formula="of:=[.C72]/[.C71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72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table:formula="of:=[.C71]+[.C72]" office:value-type="float" office:value="498454011879264" calcext:value-type="float">
            <text:p>498454011879264</text:p>
          </table:table-cell>
          <table:table-cell office:value-type="string" calcext:value-type="string">
            <text:p>&amp;</text:p>
          </table:table-cell>
          <table:table-cell table:formula="of:=[.C73]/[.C72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73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&amp;</text:p>
          </table:table-cell>
          <table:table-cell table:formula="of:=[.C72]+[.C73]" office:value-type="float" office:value="806515533049393" calcext:value-type="float">
            <text:p>806515533049393</text:p>
          </table:table-cell>
          <table:table-cell office:value-type="string" calcext:value-type="string">
            <text:p>&amp;</text:p>
          </table:table-cell>
          <table:table-cell table:formula="of:=[.C74]/[.C73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74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&amp;</text:p>
          </table:table-cell>
          <table:table-cell table:formula="of:=[.C73]+[.C74]" office:value-type="float" office:value="1304969544928657" calcext:value-type="float">
            <text:p>1304969544928657</text:p>
          </table:table-cell>
          <table:table-cell office:value-type="string" calcext:value-type="string">
            <text:p>&amp;</text:p>
          </table:table-cell>
          <table:table-cell table:formula="of:=[.C75]/[.C74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75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&amp;</text:p>
          </table:table-cell>
          <table:table-cell table:formula="of:=[.C74]+[.C75]" office:value-type="float" office:value="2111485077978050" calcext:value-type="float">
            <text:p>2111485077978050</text:p>
          </table:table-cell>
          <table:table-cell office:value-type="string" calcext:value-type="string">
            <text:p>&amp;</text:p>
          </table:table-cell>
          <table:table-cell table:formula="of:=[.C76]/[.C75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76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&amp;</text:p>
          </table:table-cell>
          <table:table-cell table:formula="of:=[.C75]+[.C76]" office:value-type="float" office:value="3416454622906707" calcext:value-type="float">
            <text:p>3416454622906707</text:p>
          </table:table-cell>
          <table:table-cell office:value-type="string" calcext:value-type="string">
            <text:p>&amp;</text:p>
          </table:table-cell>
          <table:table-cell table:formula="of:=[.C77]/[.C76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77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&amp;</text:p>
          </table:table-cell>
          <table:table-cell table:formula="of:=[.C76]+[.C77]" office:value-type="float" office:value="5527939700884757" calcext:value-type="float">
            <text:p>5527939700884757</text:p>
          </table:table-cell>
          <table:table-cell office:value-type="string" calcext:value-type="string">
            <text:p>&amp;</text:p>
          </table:table-cell>
          <table:table-cell table:formula="of:=[.C78]/[.C77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78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&amp;</text:p>
          </table:table-cell>
          <table:table-cell table:formula="of:=[.C77]+[.C78]" office:value-type="float" office:value="8944394323791464" calcext:value-type="float">
            <text:p>8944394323791464</text:p>
          </table:table-cell>
          <table:table-cell office:value-type="string" calcext:value-type="string">
            <text:p>&amp;</text:p>
          </table:table-cell>
          <table:table-cell table:formula="of:=[.C79]/[.C78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79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table:formula="of:=[.C78]+[.C79]" office:value-type="float" office:value="1.44723340246762E+016" calcext:value-type="float">
            <text:p>1.44723340246762E+016</text:p>
          </table:table-cell>
          <table:table-cell office:value-type="string" calcext:value-type="string">
            <text:p>&amp;</text:p>
          </table:table-cell>
          <table:table-cell table:formula="of:=[.C80]/[.C79]" office:value-type="float" office:value="1.61803398874989" calcext:value-type="float">
            <text:p>1.61803398874989</text:p>
          </table:table-cell>
          <table:table-cell office:value-type="string" calcext:value-type="string">
            <text:p>&amp;</text:p>
          </table:table-cell>
          <table:table-cell table:formula="of:=(SQRT(5)+1)/2-[.E80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&amp;</text:p>
          </table:table-cell>
          <table:table-cell table:formula="of:=[.C79]+[.C80]" office:value-type="float" office:value="2.34167283484677E+016" calcext:value-type="float">
            <text:p>2.34167283484677E+016</text:p>
          </table:table-cell>
          <table:table-cell office:value-type="string" calcext:value-type="string">
            <text:p>&amp;</text:p>
          </table:table-cell>
          <table:table-cell table:formula="of:=[.C81]/[.C80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81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&amp;</text:p>
          </table:table-cell>
          <table:table-cell table:formula="of:=[.C80]+[.C81]" office:value-type="float" office:value="3.78890623731439E+016" calcext:value-type="float">
            <text:p>3.78890623731439E+016</text:p>
          </table:table-cell>
          <table:table-cell office:value-type="string" calcext:value-type="string">
            <text:p>&amp;</text:p>
          </table:table-cell>
          <table:table-cell table:formula="of:=[.C82]/[.C81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82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&amp;</text:p>
          </table:table-cell>
          <table:table-cell table:formula="of:=[.C81]+[.C82]" office:value-type="float" office:value="6.13057907216116E+016" calcext:value-type="float">
            <text:p>6.13057907216116E+016</text:p>
          </table:table-cell>
          <table:table-cell office:value-type="string" calcext:value-type="string">
            <text:p>&amp;</text:p>
          </table:table-cell>
          <table:table-cell table:formula="of:=[.C83]/[.C82]" office:value-type="float" office:value="1.61803398874989" calcext:value-type="float">
            <text:p>1.61803398874989</text:p>
          </table:table-cell>
          <table:table-cell office:value-type="string" calcext:value-type="string">
            <text:p>&amp;</text:p>
          </table:table-cell>
          <table:table-cell table:formula="of:=(SQRT(5)+1)/2-[.E83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&amp;</text:p>
          </table:table-cell>
          <table:table-cell table:formula="of:=[.C82]+[.C83]" office:value-type="float" office:value="9.91948530947555E+016" calcext:value-type="float">
            <text:p>9.91948530947555E+016</text:p>
          </table:table-cell>
          <table:table-cell office:value-type="string" calcext:value-type="string">
            <text:p>&amp;</text:p>
          </table:table-cell>
          <table:table-cell table:formula="of:=[.C84]/[.C83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84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&amp;</text:p>
          </table:table-cell>
          <table:table-cell table:formula="of:=[.C83]+[.C84]" office:value-type="float" office:value="1.60500643816367E+017" calcext:value-type="float">
            <text:p>1.60500643816367E+017</text:p>
          </table:table-cell>
          <table:table-cell office:value-type="string" calcext:value-type="string">
            <text:p>&amp;</text:p>
          </table:table-cell>
          <table:table-cell table:formula="of:=[.C85]/[.C84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85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&amp;</text:p>
          </table:table-cell>
          <table:table-cell table:formula="of:=[.C84]+[.C85]" office:value-type="float" office:value="2.59695496911123E+017" calcext:value-type="float">
            <text:p>2.59695496911123E+017</text:p>
          </table:table-cell>
          <table:table-cell office:value-type="string" calcext:value-type="string">
            <text:p>&amp;</text:p>
          </table:table-cell>
          <table:table-cell table:formula="of:=[.C86]/[.C85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86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&amp;</text:p>
          </table:table-cell>
          <table:table-cell table:formula="of:=[.C85]+[.C86]" office:value-type="float" office:value="4.2019614072749E+017" calcext:value-type="float">
            <text:p>4.2019614072749E+017</text:p>
          </table:table-cell>
          <table:table-cell office:value-type="string" calcext:value-type="string">
            <text:p>&amp;</text:p>
          </table:table-cell>
          <table:table-cell table:formula="of:=[.C87]/[.C86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87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&amp;</text:p>
          </table:table-cell>
          <table:table-cell table:formula="of:=[.C86]+[.C87]" office:value-type="float" office:value="6.79891637638612E+017" calcext:value-type="float">
            <text:p>6.79891637638612E+017</text:p>
          </table:table-cell>
          <table:table-cell office:value-type="string" calcext:value-type="string">
            <text:p>&amp;</text:p>
          </table:table-cell>
          <table:table-cell table:formula="of:=[.C88]/[.C87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88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&amp;</text:p>
          </table:table-cell>
          <table:table-cell table:formula="of:=[.C87]+[.C88]" office:value-type="float" office:value="1.1000877783661E+018" calcext:value-type="float">
            <text:p>1.1000877783661E+018</text:p>
          </table:table-cell>
          <table:table-cell office:value-type="string" calcext:value-type="string">
            <text:p>&amp;</text:p>
          </table:table-cell>
          <table:table-cell table:formula="of:=[.C89]/[.C88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89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&amp;</text:p>
          </table:table-cell>
          <table:table-cell table:formula="of:=[.C88]+[.C89]" office:value-type="float" office:value="1.77997941600471E+018" calcext:value-type="float">
            <text:p>1.77997941600471E+018</text:p>
          </table:table-cell>
          <table:table-cell office:value-type="string" calcext:value-type="string">
            <text:p>&amp;</text:p>
          </table:table-cell>
          <table:table-cell table:formula="of:=[.C90]/[.C89]" office:value-type="float" office:value="1.61803398874989" calcext:value-type="float">
            <text:p>1.61803398874989</text:p>
          </table:table-cell>
          <table:table-cell office:value-type="string" calcext:value-type="string">
            <text:p>&amp;</text:p>
          </table:table-cell>
          <table:table-cell table:formula="of:=(SQRT(5)+1)/2-[.E90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table:formula="of:=[.C89]+[.C90]" office:value-type="float" office:value="2.88006719437082E+018" calcext:value-type="float">
            <text:p>2.88006719437082E+018</text:p>
          </table:table-cell>
          <table:table-cell office:value-type="string" calcext:value-type="string">
            <text:p>&amp;</text:p>
          </table:table-cell>
          <table:table-cell table:formula="of:=[.C91]/[.C90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91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&amp;</text:p>
          </table:table-cell>
          <table:table-cell table:formula="of:=[.C90]+[.C91]" office:value-type="float" office:value="4.66004661037553E+018" calcext:value-type="float">
            <text:p>4.66004661037553E+018</text:p>
          </table:table-cell>
          <table:table-cell office:value-type="string" calcext:value-type="string">
            <text:p>&amp;</text:p>
          </table:table-cell>
          <table:table-cell table:formula="of:=[.C92]/[.C91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92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&amp;</text:p>
          </table:table-cell>
          <table:table-cell table:formula="of:=[.C91]+[.C92]" office:value-type="float" office:value="7.54011380474635E+018" calcext:value-type="float">
            <text:p>7.54011380474635E+018</text:p>
          </table:table-cell>
          <table:table-cell office:value-type="string" calcext:value-type="string">
            <text:p>&amp;</text:p>
          </table:table-cell>
          <table:table-cell table:formula="of:=[.C93]/[.C92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93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table:formula="of:=[.C92]+[.C93]" office:value-type="float" office:value="1.22001604151219E+019" calcext:value-type="float">
            <text:p>1.22001604151219E+019</text:p>
          </table:table-cell>
          <table:table-cell office:value-type="string" calcext:value-type="string">
            <text:p>&amp;</text:p>
          </table:table-cell>
          <table:table-cell table:formula="of:=[.C94]/[.C93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94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table:formula="of:=[.C93]+[.C94]" office:value-type="float" office:value="1.97402742198682E+019" calcext:value-type="float">
            <text:p>1.97402742198682E+019</text:p>
          </table:table-cell>
          <table:table-cell office:value-type="string" calcext:value-type="string">
            <text:p>&amp;</text:p>
          </table:table-cell>
          <table:table-cell table:formula="of:=[.C95]/[.C94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95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table:formula="of:=[.C94]+[.C95]" office:value-type="float" office:value="3.19404346349901E+019" calcext:value-type="float">
            <text:p>3.19404346349901E+019</text:p>
          </table:table-cell>
          <table:table-cell office:value-type="string" calcext:value-type="string">
            <text:p>&amp;</text:p>
          </table:table-cell>
          <table:table-cell table:formula="of:=[.C96]/[.C95]" office:value-type="float" office:value="1.61803398874989" calcext:value-type="float">
            <text:p>1.61803398874989</text:p>
          </table:table-cell>
          <table:table-cell office:value-type="string" calcext:value-type="string">
            <text:p>&amp;</text:p>
          </table:table-cell>
          <table:table-cell table:formula="of:=(SQRT(5)+1)/2-[.E96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&amp;</text:p>
          </table:table-cell>
          <table:table-cell table:formula="of:=[.C95]+[.C96]" office:value-type="float" office:value="5.16807088548583E+019" calcext:value-type="float">
            <text:p>5.16807088548583E+019</text:p>
          </table:table-cell>
          <table:table-cell office:value-type="string" calcext:value-type="string">
            <text:p>&amp;</text:p>
          </table:table-cell>
          <table:table-cell table:formula="of:=[.C97]/[.C96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97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table:formula="of:=[.C96]+[.C97]" office:value-type="float" office:value="8.36211434898484E+019" calcext:value-type="float">
            <text:p>8.36211434898484E+019</text:p>
          </table:table-cell>
          <table:table-cell office:value-type="string" calcext:value-type="string">
            <text:p>&amp;</text:p>
          </table:table-cell>
          <table:table-cell table:formula="of:=[.C98]/[.C97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98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&amp;</text:p>
          </table:table-cell>
          <table:table-cell table:formula="of:=[.C97]+[.C98]" office:value-type="float" office:value="1.35301852344707E+020" calcext:value-type="float">
            <text:p>1.35301852344707E+020</text:p>
          </table:table-cell>
          <table:table-cell office:value-type="string" calcext:value-type="string">
            <text:p>&amp;</text:p>
          </table:table-cell>
          <table:table-cell table:formula="of:=[.C99]/[.C98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99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&amp;</text:p>
          </table:table-cell>
          <table:table-cell table:formula="of:=[.C98]+[.C99]" office:value-type="float" office:value="2.18922995834555E+020" calcext:value-type="float">
            <text:p>2.18922995834555E+020</text:p>
          </table:table-cell>
          <table:table-cell office:value-type="string" calcext:value-type="string">
            <text:p>&amp;</text:p>
          </table:table-cell>
          <table:table-cell table:formula="of:=[.C100]/[.C99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100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&amp;</text:p>
          </table:table-cell>
          <table:table-cell table:formula="of:=[.C99]+[.C100]" office:value-type="float" office:value="3.54224848179262E+020" calcext:value-type="float">
            <text:p>3.54224848179262E+020</text:p>
          </table:table-cell>
          <table:table-cell office:value-type="string" calcext:value-type="string">
            <text:p>&amp;</text:p>
          </table:table-cell>
          <table:table-cell table:formula="of:=[.C101]/[.C100]" office:value-type="float" office:value="1.6180339887499" calcext:value-type="float">
            <text:p>1.6180339887499</text:p>
          </table:table-cell>
          <table:table-cell office:value-type="string" calcext:value-type="string">
            <text:p>&amp;</text:p>
          </table:table-cell>
          <table:table-cell table:formula="of:=(SQRT(5)+1)/2-[.E101]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16:00:57.015998419</meta:creation-date>
    <dc:date>2023-01-19T16:44:29.815424831</dc:date>
    <meta:editing-duration>PT13M1S</meta:editing-duration>
    <meta:editing-cycles>1</meta:editing-cycles>
    <meta:generator>LibreOffice/7.2.7.2$Linux_X86_64 LibreOffice_project/8d71d29d553c0f7dcbfa38fbfda25ee34cce99a2</meta:generator>
    <meta:document-statistic meta:table-count="1" meta:cell-count="804" meta:object-count="0"/>
  </office:meta>
</office:document-meta>
</file>